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7.302cm"/>
    </style:style>
    <style:style style:name="co2" style:family="table-column">
      <style:table-column-properties fo:break-before="auto" style:column-width="15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1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mpakuyta tarikuy</text:p>
          </table:table-cell>
          <table:table-cell table:style-name="ce1" office:value-type="string" calcext:value-type="string">
            <text:p>Encontrar tesoros escondidos</text:p>
          </table:table-cell>
        </table:table-row>
        <table:table-row table:style-name="ro2">
          <table:table-cell office:value-type="string" calcext:value-type="string">
            <text:p>Unayqa, nunakuna chakrankuna rurayaananpaq, unay unay nunakunapa wayinkunata, chakrankunatapis tsuqlliriyaqshi; tsay awiluntsikkunaqa manaraq inkakuna chaayaamuptin kawaq nunankunash kayaanaq.</text:p>
          </table:table-cell>
          <table:table-cell office:value-type="string" calcext:value-type="string">
            <text:p>Dicen que antes para hacer sus chacras, algunos campesinos destruían las casas y las chacras de los gentiles, nuestros abuelos, que habían vivido en nuestra tierra antes de que llegaron los incas.</text:p>
          </table:table-cell>
        </table:table-row>
        <table:table-row table:style-name="ro3">
          <table:table-cell office:value-type="string" calcext:value-type="string">
            <text:p>Tsaynawshi, huk hunaq, huk nuna wayinpita yarqurir aywanaq Kura Hirkaman, tsaychaw chakran rurananpaq.</text:p>
          </table:table-cell>
          <table:table-cell office:value-type="string" calcext:value-type="string">
            <text:p>Así un día salió un campesino de su casa y subió hasta Cura Urqu con la intención de hacer chacras.</text:p>
          </table:table-cell>
        </table:table-row>
        <table:table-row table:style-name="ro4">
          <table:table-cell office:value-type="string" calcext:value-type="string">
            <text:p>Tsaychawnash rumikunata ayllupakuykaptin huk arpata tariykunaq.</text:p>
          </table:table-cell>
          <table:table-cell office:value-type="string" calcext:value-type="string">
            <text:p>Cuando estaba en eso, recogiendo las piedras, de pronto apareció un arpa.</text:p>
          </table:table-cell>
        </table:table-row>
        <table:table-row table:style-name="ro3">
          <table:table-cell office:value-type="string" calcext:value-type="string">
            <text:p>Nunaqa mantsakashqa arpata hitarinaq. Arpaqa shumaq kanaq; itsanqa nuna rikaraykaptinshi arpa rurinpita machakukuna, kuwirdanman millukashqa, yarqarayaamunaq. </text:p>
          </table:table-cell>
          <table:table-cell office:value-type="string" calcext:value-type="string">
            <text:p>El campesino tiró asustado el arpa, que era muy bonita; y, mientras la estaba mirando, desde adentro del arpa salieron serpientes que se enroscaron alrededor de las cuerdas.</text:p>
          </table:table-cell>
        </table:table-row>
        <table:table-row table:style-name="ro4">
          <table:table-cell office:value-type="string" calcext:value-type="string">
            <text:p>Nunaqa ayqir aywakunaq, Kura Hirkachaw chakran rurayta munanaqnatsu. </text:p>
          </table:table-cell>
          <table:table-cell office:value-type="string" calcext:value-type="string">
            <text:p>El campesino salió corriendo asustado y no quiso seguir haciendo sus chacras en Cura Urqu.</text:p>
          </table:table-cell>
        </table:table-row>
        <table:table-row table:style-name="ro3">
          <table:table-cell office:value-type="string" calcext:value-type="string">
            <text:p>Tsaykunaqa kanaq unay unay nunakunapa chakran kaptinshi; paykunapa hupayninkunash wayinkunata, chakrankunata, qurinkunatapis washapaakuyaq.</text:p>
          </table:table-cell>
          <table:table-cell office:value-type="string" calcext:value-type="string">
            <text:p>Esto pasó porque los gentiles, nuestros abuelos, defendían sus casas y también sus tesoros.</text:p>
          </table:table-cell>
        </table:table-row>
        <table:table-row table:style-name="ro3">
          <table:table-cell office:value-type="string" calcext:value-type="string">
            <text:p>Paykunaqa patsantsik ushakanqanam nishpash llapan qurinkunata, qullqinkunata, imankunatapis mankakunaman winarkur pampaykuyaanaq. </text:p>
          </table:table-cell>
          <table:table-cell office:value-type="string" calcext:value-type="string">
            <text:p>Porque cuando supieron que iba a venir el fin del mundo enterraron todo su oro y su plata muy abajo en la tierra, en ollas de barro.</text:p>
          </table:table-cell>
        </table:table-row>
        <table:table-row table:style-name="ro3">
          <table:table-cell office:value-type="string" calcext:value-type="string">
            <text:p>Tsaynawshi mana ashishpa tsay mankakunata tarishqaqa yurimun arpakuna, machakukuna, imakunapis, tsay nuna rikashqannaw. </text:p>
          </table:table-cell>
          <table:table-cell office:value-type="string" calcext:value-type="string">
            <text:p>Así cuando uno sin querer encuentra estas ollas, aparecen cosas rara como el arpa y la serpiente que vio ese campesino.</text:p>
          </table:table-cell>
        </table:table-row>
        <table:table-row table:style-name="ro2">
          <table:table-cell office:value-type="string" calcext:value-type="string">
            <text:p>Tsayshi, chakrakunachaw tsaykunata rikarqa, hananman hitarkushwan ima ratashtapis, niykur ishkay, kima yanasakunawan kutishwan unay awiluntsikkunapa pampakuyninta chaskikuq.</text:p>
          </table:table-cell>
          <table:table-cell office:value-type="string" calcext:value-type="string">
            <text:p>Por eso dicen que, cuando vemos algo extraño en el campo, hay que aventarle encima alguna prenda de vestir y, después, regresar dos ó tres personas juntas para recibir el tesoro que el abuelo gentil nos regala.</text:p>
          </table:table-cell>
        </table:table-row>
        <table:table-row table:style-name="ro4">
          <table:table-cell table:number-columns-repeated="2"/>
        </table:table-row>
        <table:table-row table:style-name="ro1">
          <table:table-cell table:style-name="ce3" office:value-type="string" calcext:value-type="string">
            <text:p>Kapuqyuqwan waktsa</text:p>
          </table:table-cell>
          <table:table-cell table:style-name="ce1" office:value-type="string" calcext:value-type="string">
            <text:p>El rico y el pobre</text:p>
          </table:table-cell>
        </table:table-row>
        <table:table-row table:style-name="ro4">
          <table:table-cell office:value-type="string" calcext:value-type="string">
            <text:p>Huk markachawshi ishkay wawqikuna kanaq.</text:p>
          </table:table-cell>
          <table:table-cell table:style-name="Default" office:value-type="string" calcext:value-type="string">
            <text:p>En un pueblo había dos hombres que eran hermanos.</text:p>
          </table:table-cell>
        </table:table-row>
        <table:table-row table:style-name="ro4">
          <table:table-cell office:value-type="string" calcext:value-type="string">
            <text:p>Hukninqa allaapa kapuqyuq, hukninna waktsa kanaq.</text:p>
          </table:table-cell>
          <table:table-cell table:style-name="Default" office:value-type="string" calcext:value-type="string">
            <text:p>Uno era rico y el otro era pobre.</text:p>
          </table:table-cell>
        </table:table-row>
        <table:table-row table:style-name="ro4">
          <table:table-cell office:value-type="string" calcext:value-type="string">
            <text:p>Kapuqyuq nunapaqa atska ashmankuna, murupakuyninkuna, qillayninpis kaq.</text:p>
          </table:table-cell>
          <table:table-cell office:value-type="string" calcext:value-type="string">
            <text:p>El hermano rico tenía animales, cereales y dinero.</text:p>
          </table:table-cell>
        </table:table-row>
        <table:table-row table:style-name="ro4">
          <table:table-cell office:value-type="string" calcext:value-type="string">
            <text:p>Tsaynaw kaptinshi hichakacharkuq lichita, kiisutapis. </text:p>
          </table:table-cell>
          <table:table-cell table:style-name="Default" office:value-type="string" calcext:value-type="string">
            <text:p>Tanto ganado tenía que desperdiciaba la leche y los quesos.</text:p>
          </table:table-cell>
        </table:table-row>
        <table:table-row table:style-name="ro4">
          <table:table-cell office:value-type="string" calcext:value-type="string">
            <text:p>Waktsa wawqinpaqa ashman, murupakuynin, qillayninpis kaqtsu; itsanqa atska tsurin kaq.</text:p>
          </table:table-cell>
          <table:table-cell table:style-name="Default" office:value-type="string" calcext:value-type="string">
            <text:p>El hermano pobre no tenía animales, cereales ni dinero; pero sí tenía muchos hijos.</text:p>
          </table:table-cell>
        </table:table-row>
        <table:table-row table:style-name="ro3">
          <table:table-cell office:value-type="string" calcext:value-type="string">
            <text:p>Tsayshi, waktsa nunaqa wamrankunata kachanaq tiyunman lichi mañakuq; itsanqa kapuqyuq nuna suyrunllata qaranaq. </text:p>
          </table:table-cell>
          <table:table-cell office:value-type="string" calcext:value-type="string">
            <text:p>Por eso, el hombre pobre envió a sus hijos a pedirle leche a su tío; pero el hermano rico le dio a sus sobrinos sólo el suero de la leche.</text:p>
          </table:table-cell>
        </table:table-row>
        <table:table-row table:style-name="ro3">
          <table:table-cell office:value-type="string" calcext:value-type="string">
            <text:p>Wamrakuna suyru yakullata mikuyaananpaq kaqta rikarnash waktsa nunaqa allaapa llakinaq; niykurnash allaapa yarpachakurir wamrankunatawan warminta ninaq: </text:p>
          </table:table-cell>
          <table:table-cell office:value-type="string" calcext:value-type="string">
            <text:p>Cuando el hombre pobre vio que sus hijos sólo tenían agua de suero para comer se puso muy triste y, después de pensar mucho, le dijo a sus hijos y a su mujer:</text:p>
          </table:table-cell>
        </table:table-row>
        <table:table-row table:style-name="ro3">
          <table:table-cell office:value-type="string" calcext:value-type="string">
            <text:p>—Chaala markakunapachi aywakushaq uryapakuq —tsayta nirirshi nunaqa wayinpita aywakunaq; purir-purir markanpita hiqarinaq.</text:p>
          </table:table-cell>
          <table:table-cell office:value-type="string" calcext:value-type="string">
            <text:p>—Me iré a trabajar a la costa —y, diciendo esto, este hombre pobre salió de su casa y se fue caminando del pueblo.</text:p>
          </table:table-cell>
        </table:table-row>
        <table:table-row table:style-name="ro5">
          <table:table-cell office:value-type="string" calcext:value-type="string">
            <text:p>Tsaynaw llakishkash kay nuna purir aywanaq ampinqanyaq.</text:p>
          </table:table-cell>
          <table:table-cell table:style-name="Default" office:value-type="string" calcext:value-type="string">
            <text:p>Así todo triste se fue este hombre pobre caminando, caminando, hasta que se hizo noche. </text:p>
          </table:table-cell>
        </table:table-row>
        <table:table-row table:style-name="ro4">
          <table:table-cell office:value-type="string" calcext:value-type="string">
            <text:p>Tsaynash rikachakurinaq maychawpis pununanpaq.</text:p>
          </table:table-cell>
          <table:table-cell office:value-type="string" calcext:value-type="string">
            <text:p>Miró dónde dormir.</text:p>
          </table:table-cell>
        </table:table-row>
        <table:table-row table:style-name="ro6">
          <table:table-cell office:value-type="string" calcext:value-type="string">
            <text:p>Naani kuchunchawnash, ishkay hirkakunapa chawpinchaw huk machayta taririnaq; tsaychaw punurinaq hapallan, punuyninchawnash musparinaq ishkan hirka rimakuqta. </text:p>
          </table:table-cell>
          <table:table-cell table:style-name="Default" office:value-type="string" calcext:value-type="string">
            <text:p>Encontró una cueva a un costado del camino en medio de dos cerros; allí se puso a dormir solo, y soñó que los dos cerros conversaban entre ellos.</text:p>
          </table:table-cell>
        </table:table-row>
        <table:table-row table:style-name="ro7">
          <table:table-cell office:value-type="string" calcext:value-type="string">
            <text:p>Hukninshi niq: —¿Qamqa kay watukamaqnintsik nunata imanraq quykunkiman? </text:p>
          </table:table-cell>
          <table:table-cell table:style-name="Default" office:value-type="string" calcext:value-type="string">
            <text:p>Uno de ellos dijo: —¿Qué le darías tú a este hombre que nos visita?</text:p>
          </table:table-cell>
        </table:table-row>
        <table:table-row table:style-name="ro4">
          <table:table-cell office:value-type="string" calcext:value-type="string">
            <text:p>Hukninash yaskirinaq kaynaw: —Nuqaqa qillaytam qushaq.</text:p>
          </table:table-cell>
          <table:table-cell table:style-name="Default" office:value-type="string" calcext:value-type="string">
            <text:p>El otro le respondió: —Yo le daré plata.</text:p>
          </table:table-cell>
        </table:table-row>
        <table:table-row table:style-name="ro4">
          <table:table-cell office:value-type="string" calcext:value-type="string">
            <text:p>Tsaynash huknin hirkaqa yaskirinaq: —Nuqaqa qurinmi qushaq.</text:p>
          </table:table-cell>
          <table:table-cell table:style-name="Default" office:value-type="string" calcext:value-type="string">
            <text:p>Entonces le respondió el otro cerro: —Yo le daré oro.</text:p>
          </table:table-cell>
        </table:table-row>
        <table:table-row table:style-name="ro4">
          <table:table-cell office:value-type="string" calcext:value-type="string">
            <text:p>Tsaynawshi waktsa nunapa muspayninchaw ishkan hirkakuna rimakuyaq. </text:p>
          </table:table-cell>
          <table:table-cell table:style-name="Default" office:value-type="string" calcext:value-type="string">
            <text:p>Así conversaban estos cerros en los sueños de aquel hombre pobre.</text:p>
          </table:table-cell>
        </table:table-row>
        <table:table-row table:style-name="ro4">
          <table:table-cell office:value-type="string" calcext:value-type="string">
            <text:p>Patsa waray riyakurnash waktsa nunaqa muspayninta yarpar ishkan hirkakunata rikaarinaq.</text:p>
          </table:table-cell>
          <table:table-cell table:style-name="Default" office:value-type="string" calcext:value-type="string">
            <text:p>Cuando despertó en la madrugada, el hombre pobre recordó sus sueños y miró a todos lados.</text:p>
          </table:table-cell>
        </table:table-row>
        <table:table-row table:style-name="ro4">
          <table:table-cell office:value-type="string" calcext:value-type="string">
            <text:p>Tsaynash hawyanchaw qutukunata rikaarinaq, huknin qutu kanaq qillay, hukninna quri. </text:p>
          </table:table-cell>
          <table:table-cell table:style-name="Default" office:value-type="string" calcext:value-type="string">
            <text:p>Vio entonces que, arrumado a su cabecera, había un montón de plata, y en el otro costado había un montón de oro.</text:p>
          </table:table-cell>
        </table:table-row>
        <table:table-row table:style-name="ro4">
          <table:table-cell office:value-type="string" calcext:value-type="string">
            <text:p>Nunaqa allaapa kushishqa maakurinaq.</text:p>
          </table:table-cell>
          <table:table-cell table:style-name="Default" office:value-type="string" calcext:value-type="string">
            <text:p>El hombre se puso muy contento.</text:p>
          </table:table-cell>
        </table:table-row>
        <table:table-row table:style-name="ro4">
          <table:table-cell office:value-type="string" calcext:value-type="string">
            <text:p>—Kananqa atska ashmatam rantirishaq, chakrakunata murushaq —ninaq. </text:p>
          </table:table-cell>
          <table:table-cell table:style-name="Default" office:value-type="string" calcext:value-type="string">
            <text:p>—Ahora ya puedo comprar mis ganados y sembrar las chacras —dijo.</text:p>
          </table:table-cell>
        </table:table-row>
        <table:table-row table:style-name="ro5">
          <table:table-cell office:value-type="string" calcext:value-type="string">
            <text:p>Machaypita yarqurirshi qurita, qillaytapis aparikurkur kutirinaq wayinman. </text:p>
          </table:table-cell>
          <table:table-cell table:style-name="Default" office:value-type="string" calcext:value-type="string">
            <text:p>Salió de la cueva y regresó a su casa, cargando el oro y la plata.</text:p>
          </table:table-cell>
        </table:table-row>
        <table:table-row table:style-name="ro6">
          <table:table-cell office:value-type="string" calcext:value-type="string">
            <text:p>Waktsa nuna ashman rantiptin, chakrakunata muruptinnash, kapuqyuq wawqinqa piñashqa kanaq: —Qamqa suwapaamarqunkim —ninaq. </text:p>
          </table:table-cell>
          <table:table-cell table:style-name="Default" office:value-type="string" calcext:value-type="string">
            <text:p>Cuando el hermano rico vio que su hermano pobre compraba animales y sembraba las chacras, le dijo muy envidioso: —Tú me has robado.</text:p>
          </table:table-cell>
        </table:table-row>
        <table:table-row table:style-name="ro4">
          <table:table-cell office:value-type="string" calcext:value-type="string">
            <text:p>Tsaynash waktsa nunaqa willapaanaq llapan imapis kashqannawllata.</text:p>
          </table:table-cell>
          <table:table-cell office:value-type="string" calcext:value-type="string">
            <text:p>Entonces, el hermano pobre le contó lo que había pasado.</text:p>
          </table:table-cell>
        </table:table-row>
        <table:table-row table:style-name="ro4">
          <table:table-cell office:value-type="string" calcext:value-type="string">
            <text:p>Tsaynash kapuqyuq nunaqa ninaq: —Tsaypinqa nuqapis kashqannawllam rurashaq. </text:p>
          </table:table-cell>
          <table:table-cell office:value-type="string" calcext:value-type="string">
            <text:p>Así es que el hermano rico dijo: —Esto también me va a pasar a mí.</text:p>
          </table:table-cell>
        </table:table-row>
        <table:table-row table:style-name="ro8">
          <table:table-cell office:value-type="string" calcext:value-type="string">
            <text:p>Kapuqyuq nunaqa machay ashiq aywanaq ampipa, tsayman chaarirnash punurinaq.</text:p>
          </table:table-cell>
          <table:table-cell office:value-type="string" calcext:value-type="string">
            <text:p>El hombre rico salió de noche a buscar la cueva y cuando llegó allí también se quedó dormido.</text:p>
          </table:table-cell>
        </table:table-row>
        <table:table-row table:style-name="ro4">
          <table:table-cell office:value-type="string" calcext:value-type="string">
            <text:p>Muspayninchawnash hirkakuna rimaqta wiyanaq. </text:p>
          </table:table-cell>
          <table:table-cell table:style-name="Default" office:value-type="string" calcext:value-type="string">
            <text:p>Escuchó que los cerros hablaban entre ellos.</text:p>
          </table:table-cell>
        </table:table-row>
        <table:table-row table:style-name="ro4">
          <table:table-cell office:value-type="string" calcext:value-type="string">
            <text:p>Huknin hirkash niq: —Kay nunataqa huk tuurupa waqrantam qarashaq. </text:p>
          </table:table-cell>
          <table:table-cell office:value-type="string" calcext:value-type="string">
            <text:p>Uno de los cerros decía: —A este hombre le daré un cuerno de toro.</text:p>
          </table:table-cell>
        </table:table-row>
        <table:table-row table:style-name="ro4">
          <table:table-cell office:value-type="string" calcext:value-type="string">
            <text:p>Hukninnash ninaq: —Nuqaqa millwanmi qushaq.</text:p>
          </table:table-cell>
          <table:table-cell office:value-type="string" calcext:value-type="string">
            <text:p>Y el otro cerro decía: —Yo le daré lana.</text:p>
          </table:table-cell>
        </table:table-row>
        <table:table-row table:style-name="ro4">
          <table:table-cell office:value-type="string" calcext:value-type="string">
            <text:p>Waraanin riyarnash nunaqa qurita, qillayta ashinaq; itsanqa tsaykuna kanaqtsu. </text:p>
          </table:table-cell>
          <table:table-cell office:value-type="string" calcext:value-type="string">
            <text:p>Cuando despertó al día siguiente, el hombre rico buscó el oro y la plata; pero no había oro ni plata.</text:p>
          </table:table-cell>
        </table:table-row>
        <table:table-row table:style-name="ro4">
          <table:table-cell office:value-type="string" calcext:value-type="string">
            <text:p>—Tatay, ninaq, wawqiiqa ulipaamashqam.</text:p>
          </table:table-cell>
          <table:table-cell office:value-type="string" calcext:value-type="string">
            <text:p>—Zonceras —dijo—. Mi hermano es un mentiroso.</text:p>
          </table:table-cell>
        </table:table-row>
        <table:table-row table:style-name="ro4">
          <table:table-cell office:value-type="string" calcext:value-type="string">
            <text:p>Tsaynash machaypita yarqurir aywakunaq quchaman yaku upuq.</text:p>
          </table:table-cell>
          <table:table-cell office:value-type="string" calcext:value-type="string">
            <text:p>Salió entonces de la cueva y se fue a tomar agua a una laguna que había cerca.</text:p>
          </table:table-cell>
        </table:table-row>
        <table:table-row table:style-name="ro4">
          <table:table-cell office:value-type="string" calcext:value-type="string">
            <text:p>Quchaqa machay kinrayninllachaw kanaq.</text:p>
          </table:table-cell>
          <table:table-cell office:value-type="string" calcext:value-type="string">
            <text:p>Cuando llegó a la laguna y quiso beber, vio que su cara se había convertido en la cara de un animal con cuernos. </text:p>
          </table:table-cell>
        </table:table-row>
        <table:table-row table:style-name="ro8">
          <table:table-cell office:value-type="string" calcext:value-type="string">
            <text:p>Quchaman chaarirnash, yakuman puktinqanchaw, qaqllanta waqrayuq ashmanaw tikrashqata rikaarinaq, llapan qarannash millwayuq kanaq, ukukupanaw, chiwapanaw. </text:p>
          </table:table-cell>
          <table:table-cell office:value-type="string" calcext:value-type="string">
            <text:p>Miró entonces su cuerpo y vio que todo estaba cubierto como si su piel fuera de un oso o de una cabra.</text:p>
          </table:table-cell>
        </table:table-row>
        <table:table-row table:style-name="ro8">
          <table:table-cell office:value-type="string" calcext:value-type="string">
            <text:p>Tsaynash allaapa mantsakashqa qaparir aywakunaq.</text:p>
          </table:table-cell>
          <table:table-cell office:value-type="string" calcext:value-type="string">
            <text:p>Entonces gritando muy asustado y entró a su casa corriendo.</text:p>
          </table:table-cell>
        </table:table-row>
        <table:table-row table:style-name="ro8">
          <table:table-cell office:value-type="string" calcext:value-type="string">
            <text:p>Wayinman yaykurinaq ayqillapa, tsaychawnash allqunaw mikunaq huk muchkallachaw. </text:p>
          </table:table-cell>
          <table:table-cell office:value-type="string" calcext:value-type="string">
            <text:p>Allí se puso a comer en un plato de piedra como si fuera un perro.</text:p>
          </table:table-cell>
        </table:table-row>
        <table:table-row table:style-name="ro4">
          <table:table-cell office:value-type="string" calcext:value-type="string">
            <text:p>—Tsaymi kashqa wawqiykiwan allaapa mana alli munayyuq kaptiyki —ninaq warminqa.</text:p>
          </table:table-cell>
          <table:table-cell office:value-type="string" calcext:value-type="string">
            <text:p>—Eso te pasa por ambicioso, por la envidia que le tenías a tu hermano —le decía su mujer—.</text:p>
          </table:table-cell>
        </table:table-row>
        <table:table-row table:style-name="ro4">
          <table:table-cell office:value-type="string" calcext:value-type="string">
            <text:p>Hampishqaykim, itsanqa kawayniyki allimanmi tikranan. </text:p>
          </table:table-cell>
          <table:table-cell office:value-type="string" calcext:value-type="string">
            <text:p>Te voy a curar, pero tienes que corregir tus faltas.</text:p>
          </table:table-cell>
        </table:table-row>
        <table:table-row table:style-name="ro4">
          <table:table-cell office:value-type="string" calcext:value-type="string">
            <text:p>Tsaynawshi nunata atska hampi qurakunawan kachakaatsinaq. </text:p>
          </table:table-cell>
          <table:table-cell table:style-name="Default" office:value-type="string" calcext:value-type="string">
            <text:p>Así la mujer tuvo que darle muchas yerbas buenas y, al fin, pudo curarlo.</text:p>
          </table:table-cell>
        </table:table-row>
        <table:table-row table:style-name="ro4">
          <table:table-cell office:value-type="string" calcext:value-type="string">
            <text:p>Itsanqa kanankamash tsay nuna muspayninchaw maakun ukukunaw, chiwanawpis; tsayshi allaapa qurquryan. </text:p>
          </table:table-cell>
          <table:table-cell office:value-type="string" calcext:value-type="string">
            <text:p>Pero dicen que todavía hoy, en sus sueños, este hombre siente que es oso o cabra y grita roncando.</text:p>
          </table:table-cell>
        </table:table-row>
        <table:table-row table:style-name="ro4" table:number-rows-repeated="104852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3:59:15.151685022</meta:creation-date>
    <dc:date>2023-08-28T19:12:43.529275603</dc:date>
    <meta:editing-duration>PT1H38M8S</meta:editing-duration>
    <meta:editing-cycles>14</meta:editing-cycles>
    <meta:generator>LibreOffice/7.3.7.2$Linux_X86_64 LibreOffice_project/30$Build-2</meta:generator>
    <meta:document-statistic meta:table-count="1" meta:cell-count="98" meta:object-count="0"/>
  </office:meta>
</office:document-meta>
</file>